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9bb4" officeooo:paragraph-rsid="00169bb4" style:font-weight-asian="bold" style:font-weight-complex="bold"/>
    </style:style>
    <style:style style:name="P2" style:family="paragraph" style:parent-style-name="Standard">
      <style:text-properties officeooo:paragraph-rsid="00169bb4"/>
    </style:style>
    <style:style style:name="P3" style:family="paragraph" style:parent-style-name="Standard">
      <style:text-properties officeooo:paragraph-rsid="00176a4a"/>
    </style:style>
    <style:style style:name="P4" style:family="paragraph" style:parent-style-name="Standard">
      <style:text-properties officeooo:paragraph-rsid="0017d768"/>
    </style:style>
    <style:style style:name="T1" style:family="text">
      <style:text-properties officeooo:rsid="00169bb4"/>
    </style:style>
    <style:style style:name="T2" style:family="text">
      <style:text-properties officeooo:rsid="00176a4a"/>
    </style:style>
    <style:style style:name="T3" style:family="text">
      <style:text-properties officeooo:rsid="0017d768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S DE ENTORNO DEL S.O. GNU/LINUX</text:p>
      <text:p text:style-name="Standard"/>
      <text:p text:style-name="Standard">1. PATH: <text:span text:style-name="T2">Rutas (separadas por el carácter : ) donde el intérprete de comandos buscará los comandos que se vayan a ejecutar, si no se especifica una ruta hacia él.</text:span></text:p>
      <text:p text:style-name="Standard"/>
      <text:p text:style-name="Standard">2. HOME: Esta variable almacena la ruta al directorio en el que se encuentra el directorio personal del usuario.</text:p>
      <text:p text:style-name="Standard"/>
      <text:p text:style-name="Standard">3. SHELL: <text:span text:style-name="T1">U</text:span>bicación del shell <text:span text:style-name="T1">(intérprete de comandos)</text:span> predeterminado del usuario.</text:p>
      <text:p text:style-name="Standard"/>
      <text:p text:style-name="Standard">4. USER: <text:span text:style-name="T1">N</text:span>ombre de usuario conectado en el sistema.</text:p>
      <text:p text:style-name="Standard"/>
      <text:p text:style-name="Standard">5. LANG: <text:span text:style-name="T1">Configuración del idioma</text:span> predeterminado que se utilizará en el sistema, <text:span text:style-name="T1">y localización del sistema.</text:span></text:p>
      <text:p text:style-name="Standard"/>
      <text:p text:style-name="Standard">6. DISPLAY: Esta variable se utiliza para especificar el número de visualización de X Windows (el sistema de ventanas en Linux).</text:p>
      <text:p text:style-name="Standard"/>
      <text:p text:style-name="Standard">7. PS1: <text:span text:style-name="T1">F</text:span>ormato del indicador de comando en la terminal <text:span text:style-name="T1">(Prompt)</text:span></text:p>
      <text:p text:style-name="Standard"/>
      <text:p text:style-name="P2"><text:span text:style-name="T1">8</text:span>. PS1: <text:span text:style-name="T1">F</text:span>ormato del indicador de comando en la terminal <text:span text:style-name="T1">(Prompt)</text:span></text:p>
      <text:p text:style-name="Standard"/>
      <text:p text:style-name="Standard"><text:span text:style-name="T1">9</text:span>. TMP: Almacena la ubicación del directorio temporal donde se pueden almacenar archivos temporales.</text:p>
      <text:p text:style-name="Standard"/>
      <text:p text:style-name="Standard"><text:span text:style-name="T1">10</text:span>. PWD: <text:span text:style-name="T1">R</text:span>uta al directorio actual en el que se encuentra el usuario.</text:p>
      <text:p text:style-name="Standard"/>
      <text:p text:style-name="Standard">1<text:span text:style-name="T1">1</text:span>. OLDPWD: <text:span text:style-name="T1">R</text:span>uta al directorio previo al actual en el que se encontraba el usuario.</text:p>
      <text:p text:style-name="P2"/>
      <text:p text:style-name="P2">1<text:span text:style-name="T1">2</text:span>. <text:span text:style-name="T1">LOGNAME</text:span>: <text:span text:style-name="T1">Nombre del usuario que está conectado en ese momento</text:span>.</text:p>
      <text:p text:style-name="P2"/>
      <text:p text:style-name="P4">1<text:span text:style-name="T3">3</text:span>. <text:span text:style-name="T3">HOST</text:span><text:span text:style-name="T1">NAME</text:span>: <text:span text:style-name="T1">Nombre del </text:span><text:span text:style-name="T3">equipo</text:span>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9T20:43:04.717000000</meta:creation-date>
    <dc:date>2024-03-19T20:53:02.351000000</dc:date>
    <meta:editing-duration>PT4M5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4" meta:word-count="192" meta:character-count="1160" meta:non-whitespace-character-count="982"/>
  </office:meta>
</office:document-meta>
</file>